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nd imme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filter>
            <table:filter-and>
              <table:filter-condition table:field-number="3" table:value="OP-IMM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9:33:35.003678095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4T20:12:29.398555444</dc:date>
    <meta:editing-cycles>14</meta:editing-cycles>
    <meta:editing-duration>P1DT22H48M58S</meta:editing-duration>
    <meta:document-statistic meta:table-count="1" meta:cell-count="341" meta:object-count="0"/>
  </office:meta>
</office:document-meta>
</file>